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/>
    </style:style>
    <style:style style:name="gr5" style:family="graphic" style:parent-style-name="standard">
      <style:graphic-properties draw:textarea-horizontal-align="justify" draw:textarea-vertical-align="middle" draw:auto-grow-height="true" fo:min-height="1.655cm" fo:wrap-option="no-wrap"/>
    </style:style>
    <style:style style:name="gr6" style:family="graphic" style:parent-style-name="standard">
      <style:graphic-properties draw:textarea-horizontal-align="justify" draw:textarea-vertical-align="middle" draw:auto-grow-height="true" fo:min-height="1.494cm" fo:padding-top="0cm" fo:padding-bottom="0cm" fo:padding-left="0cm" fo:padding-right="0cm" fo:wrap-option="no-wrap"/>
    </style:style>
    <style:style style:name="gr7" style:family="graphic" style:parent-style-name="standard">
      <style:graphic-properties draw:textarea-horizontal-align="justify" draw:textarea-vertical-align="middle" draw:auto-grow-height="true" fo:min-height="1.721cm" fo:padding-top="0cm" fo:padding-bottom="0cm" fo:padding-left="0cm" fo:padding-right="0cm" fo:wrap-option="no-wrap"/>
    </style:style>
    <style:style style:name="gr8" style:family="graphic" style:parent-style-name="standard">
      <style:graphic-properties draw:textarea-horizontal-align="justify" draw:textarea-vertical-align="middle" draw:auto-grow-height="true" fo:min-height="1.578cm" fo:padding-top="0cm" fo:padding-bottom="0cm" fo:padding-left="0cm" fo:padding-right="0cm" fo:wrap-option="no-wrap"/>
    </style:style>
    <style:style style:name="gr9" style:family="graphic" style:parent-style-name="standard">
      <style:graphic-properties draw:textarea-horizontal-align="justify" draw:textarea-vertical-align="middle" draw:auto-grow-height="true" fo:min-height="1.971cm" fo:padding-top="0cm" fo:padding-bottom="0cm" fo:padding-left="0cm" fo:padding-right="0cm" fo:wrap-option="no-wrap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type="line" svg:x1="8.937cm" svg:y1="3.54cm" svg:x2="8.937cm" svg:y2="5.445cm" draw:start-shape="id1" draw:end-shape="id2">
          <text:p/>
        </draw:connector>
        <draw:connector draw:style-name="gr2" draw:text-style-name="P3" draw:layer="layout" draw:type="lines" svg:x1="15.604cm" svg:y1="10.504cm" svg:x2="10.842cm" svg:y2="13.065cm" draw:start-shape="id3" draw:start-glue-point="6" draw:end-shape="id4" draw:end-glue-point="4">
          <text:p text:style-name="P2"><text:span text:style-name="T1">YES</text:span></text:p>
        </draw:connector>
        <draw:connector draw:style-name="gr2" draw:text-style-name="P3" draw:layer="layout" draw:type="lines" svg:x1="15.604cm" svg:y1="10.504cm" svg:x2="18.779cm" svg:y2="12.43cm" draw:start-shape="id3" draw:start-glue-point="6" draw:end-shape="id5" draw:end-glue-point="4">
          <text:p text:style-name="P2"><text:span text:style-name="T1">NO</text:span></text:p>
        </draw:connector>
        <draw:connector draw:style-name="gr2" draw:text-style-name="P3" draw:layer="layout" svg:x1="18.78cm" svg:y1="15.584cm" svg:x2="18.462cm" svg:y2="23.225cm" draw:start-shape="id5" draw:end-shape="id6" draw:end-glue-point="0">
          <text:p text:style-name="P2"><text:span text:style-name="T1">NO</text:span></text:p>
        </draw:connector>
        <draw:connector draw:style-name="gr2" draw:text-style-name="P3" draw:layer="layout" svg:x1="16.875cm" svg:y1="14.007cm" svg:x2="12.43cm" svg:y2="14.017cm" draw:start-shape="id5" draw:end-shape="id4">
          <text:p text:style-name="P2"><text:span text:style-name="T1">YES</text:span></text:p>
        </draw:connector>
        <draw:connector draw:style-name="gr2" draw:text-style-name="P3" draw:layer="layout" svg:x1="11.16cm" svg:y1="7.022cm" svg:x2="13.7cm" svg:y2="8.927cm" draw:start-shape="id2" draw:start-glue-point="7" draw:end-shape="id3">
          <text:p text:style-name="P2"><text:span text:style-name="T1">YES</text:span></text:p>
        </draw:connector>
        <draw:connector draw:style-name="gr2" draw:text-style-name="P3" draw:layer="layout" svg:x1="6.714cm" svg:y1="25.744cm" svg:x2="18.462cm" svg:y2="26.018cm" draw:start-shape="id7" draw:start-glue-point="6" draw:end-shape="id6">
          <text:p text:style-name="P2"><text:span text:style-name="T1">YES</text:span></text:p>
        </draw:connector>
        <draw:connector draw:style-name="gr2" draw:text-style-name="P3" draw:layer="layout" svg:x1="8.62cm" svg:y1="24.166cm" svg:x2="13.065cm" svg:y2="23.986cm" draw:start-shape="id7" draw:start-glue-point="7" draw:end-shape="id8">
          <text:p text:style-name="P2"><text:span text:style-name="T1">NO</text:span></text:p>
        </draw:connector>
        <draw:connector draw:style-name="gr3" draw:text-style-name="P1" draw:layer="layout" svg:x1="10.842cm" svg:y1="14.97cm" svg:x2="10.525cm" svg:y2="16.875cm" draw:start-shape="id4" draw:start-glue-point="6" draw:end-shape="id9">
          <text:p/>
        </draw:connector>
        <draw:connector draw:style-name="gr2" draw:text-style-name="P3" draw:layer="layout" svg:x1="6.715cm" svg:y1="7.022cm" svg:x2="4.81cm" svg:y2="24.166cm" draw:start-shape="id2" draw:end-shape="id7" draw:end-glue-point="5">
          <text:p text:style-name="P2"><text:span text:style-name="T1">NO</text:span></text:p>
        </draw:connector>
        <draw:connector draw:style-name="gr4" draw:text-style-name="P3" draw:layer="layout" svg:x1="10.524cm" svg:y1="20.029cm" svg:x2="6.714cm" svg:y2="22.59cm" draw:start-shape="id9" draw:start-glue-point="6" draw:end-shape="id7" draw:end-glue-point="4">
          <text:p text:style-name="P2"><text:span text:style-name="T1">YES</text:span></text:p>
        </draw:connector>
        <draw:connector draw:style-name="gr4" draw:text-style-name="P3" draw:layer="layout" svg:x1="10.525cm" svg:y1="20.029cm" svg:x2="14.652cm" svg:y2="22.59cm" draw:start-shape="id9" draw:end-shape="id8">
          <text:p text:style-name="P2"><text:span text:style-name="T1">NO</text:span></text:p>
        </draw:connector>
        <draw:custom-shape draw:style-name="gr5" draw:text-style-name="P2" draw:id="id4" draw:layer="layout" svg:width="3.175cm" svg:height="1.905cm" svg:x="9.255cm" svg:y="13.065cm">
          <text:p text:style-name="P2"><text:span text:style-name="T1">Get existing samples in the existing pallet for compari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id="id2" draw:layer="layout" svg:width="4.445cm" svg:height="3.155cm" svg:x="6.715cm" svg:y="5.445cm">
          <text:p text:style-name="P2"><text:span text:style-name="T1">Product barcode already in databas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draw:id="id1" draw:layer="layout" svg:width="4.445cm" svg:height="2.791cm" svg:x="6.715cm" svg:y="0.749cm">
          <text:p text:style-name="P2"><text:span text:style-name="T1">Enter product barcode (nunc barcode) and position label (like 01AA05)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8" draw:text-style-name="P2" draw:id="id3" draw:layer="layout" svg:width="3.81cm" svg:height="3.154cm" svg:x="13.7cm" svg:y="7.35cm">
          <text:p text:style-name="P2"><text:span text:style-name="T1">Same position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draw:id="id5" draw:layer="layout" svg:width="3.81cm" svg:height="3.154cm" svg:x="16.875cm" svg:y="12.43cm">
          <text:p text:style-name="P2"><text:span text:style-name="T1">Want to move i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draw:id="id9" draw:layer="layout" svg:width="3.81cm" svg:height="3.154cm" svg:x="8.62cm" svg:y="16.875cm">
          <text:p text:style-name="P2"><text:span text:style-name="T1">Is in move mod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draw:id="id7" draw:layer="layout" svg:width="3.81cm" svg:height="3.154cm" svg:x="4.81cm" svg:y="22.59cm">
          <text:p text:style-name="P2"><text:span text:style-name="T1">Is position already in us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2" draw:id="id8" draw:layer="layout" svg:width="3.175cm" svg:height="2.793cm" svg:x="13.065cm" svg:y="22.59cm">
          <text:p text:style-name="P2"><text:span text:style-name="T1">See pallet samples + can sav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9" draw:text-style-name="P2" draw:id="id6" draw:layer="layout" svg:width="3.175cm" svg:height="2.793cm" svg:x="16.875cm" svg:y="23.225cm">
          <text:p text:style-name="P2"><text:span text:style-name="T1">Can't Continu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Delphine Degris-Dard</meta:initial-creator>
    <meta:creation-date>2009-08-28T15:15:21</meta:creation-date>
    <dc:creator>Delphine Degris-Dard</dc:creator>
    <dc:date>2009-08-28T16:42:51</dc:date>
    <meta:editing-cycles>9</meta:editing-cycles>
    <meta:editing-duration>PT14M45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